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38%" fo:text-align="justify" style:justify-single-word="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left="0cm" fo:margin-right="0cm" fo:line-height="138%" fo:text-align="justify" style:justify-single-word="false" fo:text-indent="0cm" style:auto-text-indent="false" fo:break-before="auto" fo:break-after="auto" style:writing-mode="lr-tb"/>
    </style:style>
    <style:style style:name="P4" style:family="paragraph" style:parent-style-name="Standard" style:master-page-name="Standard">
      <style:paragraph-properties fo:line-height="138%" style:page-number="auto" fo:break-before="auto" fo:break-after="auto" style:writing-mode="lr-tb"/>
    </style:style>
    <style:style style:name="P5" style:family="paragraph">
      <style:paragraph-properties fo:margin-left="0cm" fo:margin-right="0cm" fo:margin-top="0cm" fo:margin-bottom="0cm" fo:line-height="100%" fo:text-align="start" fo:text-indent="0cm" style:writing-mode="lr-tb"/>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illars of Eternity</text:span></text:p>
      <text:p text:style-name="P2">obrazki, do wyboru, do koloru:</text:p>
      <text:p text:style-name="P2"><text:a xlink:type="simple" xlink:href="https://www.dropbox.com/s/urntikxaunslxa1/pillars%201.png?dl=0" text:style-name="Internet_20_link" text:visited-style-name="Visited_20_Internet_20_Link">https</text:a><text:a xlink:type="simple" xlink:href="https://www.dropbox.com/s/urntikxaunslxa1/pillars%201.png?dl=0" text:style-name="Internet_20_link" text:visited-style-name="Visited_20_Internet_20_Link">://</text:a><text:a xlink:type="simple" xlink:href="https://www.dropbox.com/s/urntikxaunslxa1/pillars%201.png?dl=0" text:style-name="Internet_20_link" text:visited-style-name="Visited_20_Internet_20_Link">www</text:a><text:a xlink:type="simple" xlink:href="https://www.dropbox.com/s/urntikxaunslxa1/pillars%201.png?dl=0" text:style-name="Internet_20_link" text:visited-style-name="Visited_20_Internet_20_Link">.</text:a><text:a xlink:type="simple" xlink:href="https://www.dropbox.com/s/urntikxaunslxa1/pillars%201.png?dl=0" text:style-name="Internet_20_link" text:visited-style-name="Visited_20_Internet_20_Link">dropbox</text:a><text:a xlink:type="simple" xlink:href="https://www.dropbox.com/s/urntikxaunslxa1/pillars%201.png?dl=0" text:style-name="Internet_20_link" text:visited-style-name="Visited_20_Internet_20_Link">.</text:a><text:a xlink:type="simple" xlink:href="https://www.dropbox.com/s/urntikxaunslxa1/pillars%201.png?dl=0" text:style-name="Internet_20_link" text:visited-style-name="Visited_20_Internet_20_Link">com</text:a><text:a xlink:type="simple" xlink:href="https://www.dropbox.com/s/urntikxaunslxa1/pillars%201.png?dl=0" text:style-name="Internet_20_link" text:visited-style-name="Visited_20_Internet_20_Link">/</text:a><text:a xlink:type="simple" xlink:href="https://www.dropbox.com/s/urntikxaunslxa1/pillars%201.png?dl=0" text:style-name="Internet_20_link" text:visited-style-name="Visited_20_Internet_20_Link">s</text:a><text:a xlink:type="simple" xlink:href="https://www.dropbox.com/s/urntikxaunslxa1/pillars%201.png?dl=0" text:style-name="Internet_20_link" text:visited-style-name="Visited_20_Internet_20_Link">/</text:a><text:a xlink:type="simple" xlink:href="https://www.dropbox.com/s/urntikxaunslxa1/pillars%201.png?dl=0" text:style-name="Internet_20_link" text:visited-style-name="Visited_20_Internet_20_Link">urntikxaunslxa</text:a><text:a xlink:type="simple" xlink:href="https://www.dropbox.com/s/urntikxaunslxa1/pillars%201.png?dl=0" text:style-name="Internet_20_link" text:visited-style-name="Visited_20_Internet_20_Link">1/</text:a><text:a xlink:type="simple" xlink:href="https://www.dropbox.com/s/urntikxaunslxa1/pillars%201.png?dl=0" text:style-name="Internet_20_link" text:visited-style-name="Visited_20_Internet_20_Link">pillars</text:a><text:a xlink:type="simple" xlink:href="https://www.dropbox.com/s/urntikxaunslxa1/pillars%201.png?dl=0" text:style-name="Internet_20_link" text:visited-style-name="Visited_20_Internet_20_Link">%201.</text:a><text:a xlink:type="simple" xlink:href="https://www.dropbox.com/s/urntikxaunslxa1/pillars%201.png?dl=0" text:style-name="Internet_20_link" text:visited-style-name="Visited_20_Internet_20_Link">png</text:a><text:a xlink:type="simple" xlink:href="https://www.dropbox.com/s/urntikxaunslxa1/pillars%201.png?dl=0" text:style-name="Internet_20_link" text:visited-style-name="Visited_20_Internet_20_Link">?</text:a><text:a xlink:type="simple" xlink:href="https://www.dropbox.com/s/urntikxaunslxa1/pillars%201.png?dl=0" text:style-name="Internet_20_link" text:visited-style-name="Visited_20_Internet_20_Link">dl</text:a><text:a xlink:type="simple" xlink:href="https://www.dropbox.com/s/urntikxaunslxa1/pillars%201.png?dl=0" text:style-name="Internet_20_link" text:visited-style-name="Visited_20_Internet_20_Link">=0</text:a></text:p>
      <text:p text:style-name="P2"><text:a xlink:type="simple" xlink:href="https://www.dropbox.com/s/8twmmtfisrxbmwc/pillars%202.png?dl=0" text:style-name="Internet_20_link" text:visited-style-name="Visited_20_Internet_20_Link">https</text:a><text:a xlink:type="simple" xlink:href="https://www.dropbox.com/s/8twmmtfisrxbmwc/pillars%202.png?dl=0" text:style-name="Internet_20_link" text:visited-style-name="Visited_20_Internet_20_Link">://</text:a><text:a xlink:type="simple" xlink:href="https://www.dropbox.com/s/8twmmtfisrxbmwc/pillars%202.png?dl=0" text:style-name="Internet_20_link" text:visited-style-name="Visited_20_Internet_20_Link">www</text:a><text:a xlink:type="simple" xlink:href="https://www.dropbox.com/s/8twmmtfisrxbmwc/pillars%202.png?dl=0" text:style-name="Internet_20_link" text:visited-style-name="Visited_20_Internet_20_Link">.</text:a><text:a xlink:type="simple" xlink:href="https://www.dropbox.com/s/8twmmtfisrxbmwc/pillars%202.png?dl=0" text:style-name="Internet_20_link" text:visited-style-name="Visited_20_Internet_20_Link">dropbox</text:a><text:a xlink:type="simple" xlink:href="https://www.dropbox.com/s/8twmmtfisrxbmwc/pillars%202.png?dl=0" text:style-name="Internet_20_link" text:visited-style-name="Visited_20_Internet_20_Link">.</text:a><text:a xlink:type="simple" xlink:href="https://www.dropbox.com/s/8twmmtfisrxbmwc/pillars%202.png?dl=0" text:style-name="Internet_20_link" text:visited-style-name="Visited_20_Internet_20_Link">com</text:a><text:a xlink:type="simple" xlink:href="https://www.dropbox.com/s/8twmmtfisrxbmwc/pillars%202.png?dl=0" text:style-name="Internet_20_link" text:visited-style-name="Visited_20_Internet_20_Link">/</text:a><text:a xlink:type="simple" xlink:href="https://www.dropbox.com/s/8twmmtfisrxbmwc/pillars%202.png?dl=0" text:style-name="Internet_20_link" text:visited-style-name="Visited_20_Internet_20_Link">s</text:a><text:a xlink:type="simple" xlink:href="https://www.dropbox.com/s/8twmmtfisrxbmwc/pillars%202.png?dl=0" text:style-name="Internet_20_link" text:visited-style-name="Visited_20_Internet_20_Link">/8</text:a><text:a xlink:type="simple" xlink:href="https://www.dropbox.com/s/8twmmtfisrxbmwc/pillars%202.png?dl=0" text:style-name="Internet_20_link" text:visited-style-name="Visited_20_Internet_20_Link">twmmtfisrxbmwc</text:a><text:a xlink:type="simple" xlink:href="https://www.dropbox.com/s/8twmmtfisrxbmwc/pillars%202.png?dl=0" text:style-name="Internet_20_link" text:visited-style-name="Visited_20_Internet_20_Link">/</text:a><text:a xlink:type="simple" xlink:href="https://www.dropbox.com/s/8twmmtfisrxbmwc/pillars%202.png?dl=0" text:style-name="Internet_20_link" text:visited-style-name="Visited_20_Internet_20_Link">pillars</text:a><text:a xlink:type="simple" xlink:href="https://www.dropbox.com/s/8twmmtfisrxbmwc/pillars%202.png?dl=0" text:style-name="Internet_20_link" text:visited-style-name="Visited_20_Internet_20_Link">%202.</text:a><text:a xlink:type="simple" xlink:href="https://www.dropbox.com/s/8twmmtfisrxbmwc/pillars%202.png?dl=0" text:style-name="Internet_20_link" text:visited-style-name="Visited_20_Internet_20_Link">png</text:a><text:a xlink:type="simple" xlink:href="https://www.dropbox.com/s/8twmmtfisrxbmwc/pillars%202.png?dl=0" text:style-name="Internet_20_link" text:visited-style-name="Visited_20_Internet_20_Link">?</text:a><text:a xlink:type="simple" xlink:href="https://www.dropbox.com/s/8twmmtfisrxbmwc/pillars%202.png?dl=0" text:style-name="Internet_20_link" text:visited-style-name="Visited_20_Internet_20_Link">dl</text:a><text:a xlink:type="simple" xlink:href="https://www.dropbox.com/s/8twmmtfisrxbmwc/pillars%202.png?dl=0" text:style-name="Internet_20_link" text:visited-style-name="Visited_20_Internet_20_Link">=0</text:a></text:p>
      <text:p text:style-name="P2"><text:a xlink:type="simple" xlink:href="https://www.dropbox.com/s/lucdpfyxagqvd6g/pillars%203.png?dl=0" text:style-name="Internet_20_link" text:visited-style-name="Visited_20_Internet_20_Link">https</text:a><text:a xlink:type="simple" xlink:href="https://www.dropbox.com/s/lucdpfyxagqvd6g/pillars%203.png?dl=0" text:style-name="Internet_20_link" text:visited-style-name="Visited_20_Internet_20_Link">://</text:a><text:a xlink:type="simple" xlink:href="https://www.dropbox.com/s/lucdpfyxagqvd6g/pillars%203.png?dl=0" text:style-name="Internet_20_link" text:visited-style-name="Visited_20_Internet_20_Link">www</text:a><text:a xlink:type="simple" xlink:href="https://www.dropbox.com/s/lucdpfyxagqvd6g/pillars%203.png?dl=0" text:style-name="Internet_20_link" text:visited-style-name="Visited_20_Internet_20_Link">.</text:a><text:a xlink:type="simple" xlink:href="https://www.dropbox.com/s/lucdpfyxagqvd6g/pillars%203.png?dl=0" text:style-name="Internet_20_link" text:visited-style-name="Visited_20_Internet_20_Link">dropbox</text:a><text:a xlink:type="simple" xlink:href="https://www.dropbox.com/s/lucdpfyxagqvd6g/pillars%203.png?dl=0" text:style-name="Internet_20_link" text:visited-style-name="Visited_20_Internet_20_Link">.</text:a><text:a xlink:type="simple" xlink:href="https://www.dropbox.com/s/lucdpfyxagqvd6g/pillars%203.png?dl=0" text:style-name="Internet_20_link" text:visited-style-name="Visited_20_Internet_20_Link">com</text:a><text:a xlink:type="simple" xlink:href="https://www.dropbox.com/s/lucdpfyxagqvd6g/pillars%203.png?dl=0" text:style-name="Internet_20_link" text:visited-style-name="Visited_20_Internet_20_Link">/</text:a><text:a xlink:type="simple" xlink:href="https://www.dropbox.com/s/lucdpfyxagqvd6g/pillars%203.png?dl=0" text:style-name="Internet_20_link" text:visited-style-name="Visited_20_Internet_20_Link">s</text:a><text:a xlink:type="simple" xlink:href="https://www.dropbox.com/s/lucdpfyxagqvd6g/pillars%203.png?dl=0" text:style-name="Internet_20_link" text:visited-style-name="Visited_20_Internet_20_Link">/</text:a><text:a xlink:type="simple" xlink:href="https://www.dropbox.com/s/lucdpfyxagqvd6g/pillars%203.png?dl=0" text:style-name="Internet_20_link" text:visited-style-name="Visited_20_Internet_20_Link">lucdpfyxagqvd</text:a><text:a xlink:type="simple" xlink:href="https://www.dropbox.com/s/lucdpfyxagqvd6g/pillars%203.png?dl=0" text:style-name="Internet_20_link" text:visited-style-name="Visited_20_Internet_20_Link">6</text:a><text:a xlink:type="simple" xlink:href="https://www.dropbox.com/s/lucdpfyxagqvd6g/pillars%203.png?dl=0" text:style-name="Internet_20_link" text:visited-style-name="Visited_20_Internet_20_Link">g</text:a><text:a xlink:type="simple" xlink:href="https://www.dropbox.com/s/lucdpfyxagqvd6g/pillars%203.png?dl=0" text:style-name="Internet_20_link" text:visited-style-name="Visited_20_Internet_20_Link">/</text:a><text:a xlink:type="simple" xlink:href="https://www.dropbox.com/s/lucdpfyxagqvd6g/pillars%203.png?dl=0" text:style-name="Internet_20_link" text:visited-style-name="Visited_20_Internet_20_Link">pillars</text:a><text:a xlink:type="simple" xlink:href="https://www.dropbox.com/s/lucdpfyxagqvd6g/pillars%203.png?dl=0" text:style-name="Internet_20_link" text:visited-style-name="Visited_20_Internet_20_Link">%203.</text:a><text:a xlink:type="simple" xlink:href="https://www.dropbox.com/s/lucdpfyxagqvd6g/pillars%203.png?dl=0" text:style-name="Internet_20_link" text:visited-style-name="Visited_20_Internet_20_Link">png</text:a><text:a xlink:type="simple" xlink:href="https://www.dropbox.com/s/lucdpfyxagqvd6g/pillars%203.png?dl=0" text:style-name="Internet_20_link" text:visited-style-name="Visited_20_Internet_20_Link">?</text:a><text:a xlink:type="simple" xlink:href="https://www.dropbox.com/s/lucdpfyxagqvd6g/pillars%203.png?dl=0" text:style-name="Internet_20_link" text:visited-style-name="Visited_20_Internet_20_Link">dl</text:a><text:a xlink:type="simple" xlink:href="https://www.dropbox.com/s/lucdpfyxagqvd6g/pillars%203.png?dl=0" text:style-name="Internet_20_link" text:visited-style-name="Visited_20_Internet_20_Link">=0</text:a></text:p>
      <text:p text:style-name="P2"><text:a xlink:type="simple" xlink:href="https://www.dropbox.com/s/jg05p7gqpz43ykn/pillars%204.png?dl=0" text:style-name="Internet_20_link" text:visited-style-name="Visited_20_Internet_20_Link">https</text:a><text:a xlink:type="simple" xlink:href="https://www.dropbox.com/s/jg05p7gqpz43ykn/pillars%204.png?dl=0" text:style-name="Internet_20_link" text:visited-style-name="Visited_20_Internet_20_Link">://</text:a><text:a xlink:type="simple" xlink:href="https://www.dropbox.com/s/jg05p7gqpz43ykn/pillars%204.png?dl=0" text:style-name="Internet_20_link" text:visited-style-name="Visited_20_Internet_20_Link">www</text:a><text:a xlink:type="simple" xlink:href="https://www.dropbox.com/s/jg05p7gqpz43ykn/pillars%204.png?dl=0" text:style-name="Internet_20_link" text:visited-style-name="Visited_20_Internet_20_Link">.</text:a><text:a xlink:type="simple" xlink:href="https://www.dropbox.com/s/jg05p7gqpz43ykn/pillars%204.png?dl=0" text:style-name="Internet_20_link" text:visited-style-name="Visited_20_Internet_20_Link">dropbox</text:a><text:a xlink:type="simple" xlink:href="https://www.dropbox.com/s/jg05p7gqpz43ykn/pillars%204.png?dl=0" text:style-name="Internet_20_link" text:visited-style-name="Visited_20_Internet_20_Link">.</text:a><text:a xlink:type="simple" xlink:href="https://www.dropbox.com/s/jg05p7gqpz43ykn/pillars%204.png?dl=0" text:style-name="Internet_20_link" text:visited-style-name="Visited_20_Internet_20_Link">com</text:a><text:a xlink:type="simple" xlink:href="https://www.dropbox.com/s/jg05p7gqpz43ykn/pillars%204.png?dl=0" text:style-name="Internet_20_link" text:visited-style-name="Visited_20_Internet_20_Link">/</text:a><text:a xlink:type="simple" xlink:href="https://www.dropbox.com/s/jg05p7gqpz43ykn/pillars%204.png?dl=0" text:style-name="Internet_20_link" text:visited-style-name="Visited_20_Internet_20_Link">s</text:a><text:a xlink:type="simple" xlink:href="https://www.dropbox.com/s/jg05p7gqpz43ykn/pillars%204.png?dl=0" text:style-name="Internet_20_link" text:visited-style-name="Visited_20_Internet_20_Link">/</text:a><text:a xlink:type="simple" xlink:href="https://www.dropbox.com/s/jg05p7gqpz43ykn/pillars%204.png?dl=0" text:style-name="Internet_20_link" text:visited-style-name="Visited_20_Internet_20_Link">jg</text:a><text:a xlink:type="simple" xlink:href="https://www.dropbox.com/s/jg05p7gqpz43ykn/pillars%204.png?dl=0" text:style-name="Internet_20_link" text:visited-style-name="Visited_20_Internet_20_Link">05</text:a><text:a xlink:type="simple" xlink:href="https://www.dropbox.com/s/jg05p7gqpz43ykn/pillars%204.png?dl=0" text:style-name="Internet_20_link" text:visited-style-name="Visited_20_Internet_20_Link">p</text:a><text:a xlink:type="simple" xlink:href="https://www.dropbox.com/s/jg05p7gqpz43ykn/pillars%204.png?dl=0" text:style-name="Internet_20_link" text:visited-style-name="Visited_20_Internet_20_Link">7</text:a><text:a xlink:type="simple" xlink:href="https://www.dropbox.com/s/jg05p7gqpz43ykn/pillars%204.png?dl=0" text:style-name="Internet_20_link" text:visited-style-name="Visited_20_Internet_20_Link">gqpz</text:a><text:a xlink:type="simple" xlink:href="https://www.dropbox.com/s/jg05p7gqpz43ykn/pillars%204.png?dl=0" text:style-name="Internet_20_link" text:visited-style-name="Visited_20_Internet_20_Link">43</text:a><text:a xlink:type="simple" xlink:href="https://www.dropbox.com/s/jg05p7gqpz43ykn/pillars%204.png?dl=0" text:style-name="Internet_20_link" text:visited-style-name="Visited_20_Internet_20_Link">ykn</text:a><text:a xlink:type="simple" xlink:href="https://www.dropbox.com/s/jg05p7gqpz43ykn/pillars%204.png?dl=0" text:style-name="Internet_20_link" text:visited-style-name="Visited_20_Internet_20_Link">/</text:a><text:a xlink:type="simple" xlink:href="https://www.dropbox.com/s/jg05p7gqpz43ykn/pillars%204.png?dl=0" text:style-name="Internet_20_link" text:visited-style-name="Visited_20_Internet_20_Link">pillars</text:a><text:a xlink:type="simple" xlink:href="https://www.dropbox.com/s/jg05p7gqpz43ykn/pillars%204.png?dl=0" text:style-name="Internet_20_link" text:visited-style-name="Visited_20_Internet_20_Link">%204.</text:a><text:a xlink:type="simple" xlink:href="https://www.dropbox.com/s/jg05p7gqpz43ykn/pillars%204.png?dl=0" text:style-name="Internet_20_link" text:visited-style-name="Visited_20_Internet_20_Link">png</text:a><text:a xlink:type="simple" xlink:href="https://www.dropbox.com/s/jg05p7gqpz43ykn/pillars%204.png?dl=0" text:style-name="Internet_20_link" text:visited-style-name="Visited_20_Internet_20_Link">?</text:a><text:a xlink:type="simple" xlink:href="https://www.dropbox.com/s/jg05p7gqpz43ykn/pillars%204.png?dl=0" text:style-name="Internet_20_link" text:visited-style-name="Visited_20_Internet_20_Link">dl</text:a><text:a xlink:type="simple" xlink:href="https://www.dropbox.com/s/jg05p7gqpz43ykn/pillars%204.png?dl=0" text:style-name="Internet_20_link" text:visited-style-name="Visited_20_Internet_20_Link">=0</text:a></text:p>
      <text:p text:style-name="P2"/>
      <text:p text:style-name="P2"/>
      <text:p text:style-name="P1">Lochy, smoki, magia, miecze i sześcioosobowa drużyna śmiałków. Klasyka powraca. A my znów kopiemy tyłki w słusznej sprawie.</text:p>
      <text:p text:style-name="P2"/>
      <text:p text:style-name="P3">Geneza. O tej historii słyszeli chyba wszyscy, którzy interesują się branżą gier. Dwa lata temu grubo ponad 70.000 fanów w ciemno zaufało ludziom z Obsidianu i nie żałowało pieniędzy na wsparcie kickstarterowskiego „Project Eternity”. I okazało się to pewnie dla wielu z nich najlepszą inwestycją ostatnich lat. Ta gra jest warta każdego centa, jaki został w nią włożony.</text:p>
      <text:p text:style-name="P3">Klimat. Czyli bezapelacyjnie najważniejsza kwestia w przypadku gry okrzykniętej duchowym spadkobiercą serii „Baldur’s Gate”. I choć nie zawitamy tutaj po raz kolejny do Zapomnianych Krain, to czuć tutaj ich ducha. Krótko mówiąc, klimat jest fe-no-me-nal-ny. Unikatowy świat Eory wykreowany przez twórców zasługuje na kilka powieści, lokacje są piękne, historia świata przemyślana i drobiazgowa, napotkane postacie często nietuzinkowe. Bardzo klimatyczne są też pojawiające się od czasu do czasu (czyli zdecydowanie za rzadko!) rysowane przerywniki, w czasie których otrzymujemy też opis jakiejś sytuacji i musimy wybrać jedną z możliwych opcji poradzenia sobie z nią. Wszystko jest uwarunkowane naszymi cechami i umiejętnościami. Jeśli np. posiadamy niską zręczność, próba wspięcia się na mur może skończyć się upadkiem i złamaniem nogi, co znacznie utrudni nam dalszą grę. Warto wspomnieć też o systemie reputacji, która naliczana jest osobno dla danych lokacji czy frakcji… i naprawdę dobrze działa. W jednym mieście mogą nas szczuć psami za liczne kradzieże, a na drugim końcu mapy jesteśmy wielbieni, bo ocaliliśmy jakąś wioskę. Ale kiedy nasza reputacja złodzieja dotrze i tam, mieszkańcy także zaczną nam mniej ufać. Ciekawe i dobrze zrealizowane rozwiązanie.</text:p>
      <text:p text:style-name="P3">Fabuła. Zaczyna się szalenie intrygująco, potem tempo nieco spada, plot-twist, akcja pędzi, znowu spada, kolejny plot-twist, w górę, w dół… Prawdziwa kolejka górska. Sama fabuła jest stricte związana ze wspomnieniami, jakie nosi w sobie główny bohater, oraz klątwą, przez którą od pewnego czasu dzieci rodzą się bez dusz. Nie ma sensu zdradzać więcej, bo np. przeszłość naszego bohatera jest w sporej mierze kształtowana przez nas samych w czasie zabawy. Bardzo istotny jest też wątek religijny – nie przypominam sobie gry, w której ta kwestia byłaby tak często poruszana. W Eorze mamy do czynienia z wielobóstwem, ale nierzadko w czasie zabawy spotkamy też osoby niewierzące bądź uznające, że bogowie i tak wszystkich olewają.</text:p>
      <text:p text:style-name="P3"><text:soft-page-break/>Reinkarnacja. To słowo warto zapamiętać, bo stanowi podstawę wszystkich wierzeń. Po śmierci dusza pojawia się na świecie ponownie, w nowym ciele, ale nierzadko zdarza się, że dana osoba na skutek jakichś przeżyć może przypomnieć sobie urywki poprzednich żywotów. A nasz główny bohater szybko zyskuje też umiejętność „podglądania” dusz innych. W większości przypadków nie służy to co prawda niczemu innemu, jak lepszemu wczuciu się w świat gry… ale właśnie dlatego nie mogłem się powstrzymać, kiedy tylko miałem okazję zajrzeć w czyjeś wspomnienia. Jest to niby opcjonalny bajer, ale pod tym względem gra jest niczym książka ze zbiorem krótkich i arcyciekawych opowiadań.</text:p>
      <text:p text:style-name="P3">Towarzysze. Część osób narzeka, że mają mało rozmów, wtrąceń przy dialogach i nieciekawe biografie. Te osoby grały chyba drużyną stworzoną przez siebie (gra dopuszcza taką możliwość), bo ja zauważyłem coś zgoła odwrotnego. Jasne, nie uświadczymy tu drugiej Nie-Sławy czy Jana Jansena, ani nawet nie zżyjemy się z bohaterami tak jak z Garrusem, ale historie Zrozpaczonej Matki, Niezłomnego czy Alotha są naprawdę bardzo dobre. Średnią zaniża trochę łowczyni Sagani, która sama w sobie jest faktycznie dość nudna, oraz Kana, którego wątek kończy się nagle jakby ścięty katowskim toporem.</text:p>
      <text:p text:style-name="P3">Zadania. Bo cóż to za RPG, w którym karczmarz nie poprosi nas o wybicie szczurów w piwnicy, a rządzące frakcje nie będą chciały zyskać naszej przychylności. Powiem krótko – jakość zadań, czy to głównych, czy też pobocznych, jest niebotycznie wysoka. Często nie ma w nich rozwiązań czarno-białych i zwykle musimy po prostu wybrać mniejsze zło. Niemal żadne z nich nie jest też prostym „przynieś, podaj, pozamiataj”, ale za to KAŻDE zawiera ukryte dno czy zaskakujący zwrot akcji. Hitem dla mnie była poboczna misja odszukania pewnej zagubionej kobiety, która ze spodziewanych kilkunastominutowych poszukiwań przerodziła się w ponad czterogodzinną wyprawę. Cud, miód i adra.</text:p>
      <text:p text:style-name="P3">Grafika. Nie, nie jest to 3D w HD. Tak, widać piksele przy zbliżeniu. Owszem, mamy tu stały rzut izometryczny i nawet nie obrócimy kamery. A mimo to ręcznie rysowanych lokacji (wzbogaconych np. o animację wodospadu), wyglądu broni czy cudownych efektów czarów nie da się nie polubić. Bo są piękne, bo także są częścią klimatu gry, której niektóre „nowoczesne” RPG-i mogą pod tym względem czyścić pantalony. Do tego stopnia, że powoli człapiący w waszą stronę smok wywrze na was równie potężne wrażenie, co lądujący w środku miasta Żniwiarz. Gwarantuję.</text:p>
      <text:p text:style-name="P3">Technikalia. Infinity Engine miało to do siebie, że, choć przyjazne dla modów, niezmiernie irytowało w kwestii niektórych rozwiązań – autosave przy wychodzeniu z lokacji (co powodowało często konieczność podwójnego wczytywania), marne wyszukiwanie ścieżek przez postaci, liczne drobne bugi graficzne. W autorskim silniku, na którym działa PoE, prawie wszystkie te mankamenty zostały przerobione tak, że co chwila zadawałem sobie pytanie „czemu nikt wcześniej na to nie wpadł?”. Dodano przyśpieszenie tempa rozgrywki, aby szybciej pokonać już zbadane obszary, autosave po pojawieniu się w jakieś lokacji, grupowe zbieranie przedmiotów z poległych wrogów i setki innych udogodnień, które czynią rozgrywkę po prostu milszą.</text:p>
      <text:p text:style-name="P3"><text:soft-page-break/>Łyżka dziegdziu. Trochę irytuje system odpoczynku – mamy bardzo ograniczoną liczbę zapasów obozowych, co zmusza do solidnego oszczędzania drużyny, zwłaszcza magów. Ci ostatni mają zresztą strasznie przerąbane, bo spora część skryptów przeciwników jest ukierunkowana tak, aby atakować ich w pierwszej kolejności. Spartolono też kompletnie motyw warowni – jedyna korzyść z niej to zadania łowczego, dzięki którym możemy zdobyć naprawdę mocarne przedmioty. Sam motyw rozbudowy twierdzy jest jednak dość nudnawy, a przeszukiwanie lochów pod nią to zwyczajne przerąbywanie się przez kolejne poziomy pełne wrogów. Fanom dungeon-crawlingu się to pewnie spodoba, pozostałym niekoniecznie. Szkoda też niewykorzystanych do końca możliwości, jakie daje klasa czy rasa postaci – np. niektórzy kapłani na pewno powinni mieć rozszerzone możliwości rozmów z częścią towarzyszy (zwłaszcza kiedy jeden z nich wyzywa twoje bóstwo od dziwek).</text:p>
      <text:p text:style-name="P3">Polska wersja. Krótko mówiąc – zespół polonizujący spisał się na medal. Wystarczy rzut oka na polsko-angielską mapkę dołączoną do gry i już widać, że tłumacze przyłożyli się do swojej roboty. Opisy wspomnień są wspaniałe, nazwy własne to nierzadko majstersztyki, a dialogi sprawiają wrażenie, jakby od początku były szykowane pod polską wersję. Że o polskich wersjach strof pieśniarza nie wspomnę. Ostatni raz byłem tak zachwycony tłumaczeniem w czasie gry w „Planescape: Torment”.</text:p>
      <text:p text:style-name="P3">Werdykt. Zdaję sobie sprawę, że recenzja jest naszpikowana uczuciem nostalgii, które w oczywisty sposób wpłynęło u mnie na odbiór samej gry. Ale nie ma się co łudzić – mimo wszystkich zalet, klimatu, ścieżki dźwiękowej czy fabuły, RPG-iem roku ta gra nie zostanie. <office:annotation><dc:date>0000-00-00T00:00:00</dc:date><text:p text:style-name="P5"><text:span text:style-name="T3">Recka fajna, wprawdzie w kilku punktach się nie zgadzam (Aloth jest słabiutki, a w świecie brakuje mi takich ciekawych rozmów niezwiązanych tak mocno z zadaniami jak przykładowo O z słynnego Tormenta), ale wiadomo to twój punkt widzenia. PoE sprzedaje się dobrze, wiadomo że nie jest to poziom największych hitów, ale powoli buduje społeczność. W tydzień sprzedało się ponad 200k tylko na Steam uważam, że to bardzo dobry wynik, jak na grę z kickstartera: http://grimuar.pl/pillarsofeternity/nieoficjalne-wyniki-sprzedazy</text:span></text:p></office:annotation><office:annotation><dc:date>0000-00-00T00:00:00</dc:date><text:p text:style-name="P5"><text:span text:style-name="T3">Gra jest zadziwiającym hitem, zważywszy na to, że zdawała się byc przeznaczona głównie dla wielbicieli klasyki, których nie jest aż tak wielu. </text:span></text:p><text:p text:style-name="P5"><text:span text:style-name="T3">Aloth jako postać z początku też wydawal mi się maksymalnie nudny, ale wraz z okryciem kilku rzeczy na jego temat robi się z nieco całkiem ciekawa postać IMO. Zresztą, jeśli chodzi o kwestie postaci to bardziej liczę na nowego Tormenta pod tym względem (który klimatem zapowiada się jeszcze lepiej niż PoE).</text:span></text:p></office:annotation><office:annotation><dc:date>0000-00-00T00:00:00</dc:date><text:p text:style-name="P5"><text:span text:style-name="T3">Skoro jest hitem, to jak może zostać szybko zapomniana? Myślę, że z biegiem czasu pojawi się w PoE scena moderska. Alotha może wypróbuje na drugie przejście, skoro twierdzisz że biegiem czasu nabiera koloru. Na nowego Tormenta, czekam tak mocno, że nawet fanfic napisałem. Świat Numenera to zupełnie para kaloszy, z nieograniczonymi możliwościami i nie można go zestawiać z miarę typowym fantasy w PoE.</text:span></text:p></office:annotation>Nawet mimo zapowiedzianej już kontynuacji, podejrzewam, że czeka ją los wspomnianego „Planescape: Torment”, który – choć genialny – został w mojej opinii dość szybko zapomniany. Lecz zanim się tak stanie, PoE dostarczy wam solidnej dawki wrażeń i zachwy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4T02:16:19.774000000</dc:date>
    <meta:editing-duration>PT1H11M28S</meta:editing-duration>
    <meta:document-statistic meta:table-count="0" meta:image-count="0" meta:object-count="0" meta:page-count="3" meta:paragraph-count="18" meta:word-count="1125" meta:character-count="7907" meta:non-whitespace-character-count="6790"/>
  </office:meta>
</office:document-meta>
</file>